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/>
    <style:font-face style:name="Arial" svg:font-family="Arial" style:font-family-generic="swiss"/>
    <style:font-face style:name="Arial Black" svg:font-family="'Arial Black'"/>
    <style:font-face style:name="Arial1" svg:font-family="Arial" style:font-adornments="Norm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>
      <style:paragraph-properties fo:text-align="center" style:justify-single-word="false"/>
      <style:text-properties style:text-underline-style="solid" style:text-underline-width="auto" style:text-underline-color="font-color" officeooo:rsid="001e97c2" officeooo:paragraph-rsid="001e97c2"/>
    </style:style>
    <style:style style:name="P2" style:family="paragraph" style:parent-style-name="Text_20_body">
      <style:text-properties officeooo:rsid="001e97c2" officeooo:paragraph-rsid="001e97c2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Text_20_body" style:list-style-name="">
      <style:text-properties officeooo:rsid="0021bd7c" officeooo:paragraph-rsid="0021bd7c"/>
    </style:style>
    <style:style style:name="P5" style:family="paragraph" style:parent-style-name="Text_20_body" style:list-style-name="L1">
      <style:text-properties officeooo:paragraph-rsid="0021bd7c"/>
    </style:style>
    <style:style style:name="P6" style:family="paragraph" style:parent-style-name="Text_20_body" style:list-style-name="L1">
      <style:text-properties officeooo:rsid="0021bd7c" officeooo:paragraph-rsid="0021bd7c"/>
    </style:style>
    <style:style style:name="P7" style:family="paragraph" style:parent-style-name="Text_20_body">
      <style:text-properties officeooo:rsid="0021bd7c" officeooo:paragraph-rsid="0021bd7c"/>
    </style:style>
    <style:style style:name="P8" style:family="paragraph" style:parent-style-name="Heading_20_3">
      <style:text-properties officeooo:rsid="0022c947" officeooo:paragraph-rsid="0022c947"/>
    </style:style>
    <style:style style:name="P9" style:family="paragraph" style:parent-style-name="Text_20_body" style:list-style-name="L2">
      <style:text-properties officeooo:rsid="0022c947" officeooo:paragraph-rsid="0022c947"/>
    </style:style>
    <style:style style:name="P10" style:family="paragraph" style:parent-style-name="Text_20_body" style:list-style-name="L2">
      <style:text-properties officeooo:rsid="0022c947" officeooo:paragraph-rsid="00243126"/>
    </style:style>
    <style:style style:name="P11" style:family="paragraph" style:parent-style-name="Text_20_body" style:list-style-name="L3"/>
    <style:style style:name="P12" style:family="paragraph" style:parent-style-name="Text_20_body" style:list-style-name=""/>
    <style:style style:name="T1" style:family="text">
      <style:text-properties officeooo:rsid="00202afb"/>
    </style:style>
    <style:style style:name="T2" style:family="text">
      <style:text-properties fo:font-weight="normal" officeooo:rsid="0021bd7c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1e57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16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p text:style-name="P2"><text:soft-page-break/></text:p>
      <text:h text:style-name="P3" text:outline-level="2" text:is-list-header="true"><text:span text:style-name="T1">1. </text:span>Selección de Frameworks: </text:h>
      <text:p text:style-name="P4">Frameworks seleccionados:</text:p>
      <text:list text:style-name="L1">
        <text:list-item>
          <text:p text:style-name="P5"><text:span text:style-name="T2">­React</text:span></text:p>
        </text:list-item>
        <text:list-item>
          <text:p text:style-name="P6"><text:span text:style-name="T3">Angular</text:span></text:p>
        </text:list-item>
        <text:list-item>
          <text:p text:style-name="P6"><text:span text:style-name="T3">Vue</text:span></text:p>
        </text:list-item>
      </text:list>
      <text:p text:style-name="P7"/>
      <text:h text:style-name="Heading_20_2" text:outline-level="2" text:is-list-header="true"><text:span text:style-name="T4">2. </text:span>Criterios de Investigación: </text:h>
      <text:h text:style-name="P8" text:outline-level="3">Descripción general:</text:h>
      <text:list text:style-name="L2">
        <text:list-item>
          <text:p text:style-name="P9">React: desarrollado por Facebook, es una biblioteca centrada en la creación de componentes reutilizables para la visualización de la UI, que permite la integración con otras bibliotecas para gestionar rutas y estados globales, como React Router o Redux.</text:p>
        </text:list-item>
        <text:list-item>
          <text:p text:style-name="P9">Angular: creado por Google, es un framework completo que ofrece una solución integral con herramientas como inyección de dependencias, enrutamiento y gestión del estado, utilizando TypeScript como lenguaje principal y siguiendo un enfoque basado en componentes y servicios.</text:p>
        </text:list-item>
        <text:list-item>
          <text:p text:style-name="P10">Vue: desarrollado por Evan You, es un framework progresivo que es más flexible y modular, lo que lo hace adecuado tanto para proyectos simples como complejos, permitiendo su uso gradual en distintas partes de una aplicación sin necesidad de reescribir todo el código</text:p>
          <text:p text:style-name="P10">.</text:p>
        </text:list-item>
      </text:list>
      <text:h text:style-name="Heading_20_3" text:outline-level="3">Popularidad y adopción:</text:h>
      <text:list text:style-name="L3">
        <text:list-item>
          <text:p text:style-name="P11">React sigue siendo la biblioteca de JavaScript más popular, con más de 227,000 estrellas en GitHub y aproximadamente 19 millones de descargas mensuales en NPM. Es ampliamente adoptada por grandes empresas como Facebook, Netflix y Airbnb.</text:p>
        </text:list-item>
        <text:list-item>
          <text:p text:style-name="P11">Vue, aunque es más joven, ha ganado una gran tracción y actualmente tiene alrededor de 206,000 estrellas en GitHub. A pesar de tener menos descargas que React (alrededor de 4.6 millones de descargas mensuales), Vue ha crecido rápidamente, especialmente en Asia, con empresas como Alibaba y Xiaomi utilizándolo​.</text:p>
        </text:list-item>
        <text:list-item>
          <text:p text:style-name="P11">Angular es muy utilizado en entornos empresariales y cuenta con más de 59,000 estrellas en GitHub. Recibe alrededor de 2.8 millones de descargas mensuales. Angular está respaldado por Google y es usado por grandes empresas como Microsoft e IBM​.</text:p>
        </text:list-item>
      </text:list>
      <text:p text:style-name="Text_20_body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 Quran" svg:font-family="'Amiri Quran'"/>
    <style:font-face style:name="Arial" svg:font-family="Arial" style:font-family-generic="swiss"/>
    <style:font-face style:name="Arial Black" svg:font-family="'Arial Black'"/>
    <style:font-face style:name="Arial1" svg:font-family="Arial" style:font-adornments="Norm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 Black" fo:font-family="'Arial Black'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miri Quran" fo:font-family="'Amiri Quran'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1" fo:font-family="Arial" style:font-style-name="Normal" style:font-family-generic="swiss" style:font-pitch="variable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06:56:01.390000000</meta:creation-date>
    <dc:date>2024-09-26T15:38:46.467000000</dc:date>
    <meta:editing-duration>PT34M23S</meta:editing-duration>
    <meta:editing-cycles>7</meta:editing-cycles>
    <meta:generator>LibreOffice/24.8.1.2$Windows_X86_64 LibreOffice_project/87fa9aec1a63e70835390b81c40bb8993f1d4ff6</meta:generator>
    <meta:document-statistic meta:table-count="0" meta:image-count="0" meta:object-count="0" meta:page-count="4" meta:paragraph-count="18" meta:word-count="277" meta:character-count="1771" meta:non-whitespace-character-count="1517"/>
  </office:meta>
</office:document-meta>
</file>